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/>
  <office:automatic-styles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h text:style-name="Heading-1" text:outline-level="1">Sample Heading</text:h>
        <text:p text:style-name="Text-body"/>
        <text:p text:style-name="Text-body">Text 1 2 3!</text:p>
        <text:p text:style-name="Text-body">Hello world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Liberation Sans"/>
    <style:font-face style:name="Liberation Serif" svg:font-family="Liberation Serif"/>
  </office:font-face-decls>
  <office:styles>
    <style:default-style style:family="paragraph">
      <style:paragraph-properties style:tab-stop-distance="1.251cm"/>
    </style:default-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Liberation Sans" fo:font-size="14pt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Text-body" style:display-name="Text body" style:parent-style-name="Normal" style:next-style-name="Text-body">
      <style:paragraph-properties fo:line-height="115%" fo:margin-top="0cm" fo:margin-bottom="0.247cm"/>
    </style:style>
    <style:style style:family="paragraph" style:name="Normal" style:display-name="Normal">
      <style:paragraph-properties fo:widows="2" fo:orphans="2" style:writing-mode="lr"/>
      <style:text-properties style:font-name="Liberation Serif" fo:font-size="12pt" fo:language="en" fo:country="IN"/>
    </style:style>
    <style:style style:family="paragraph" style:name="Heading-1" style:display-name="Heading 1" style:parent-style-name="Heading" style:next-style-name="Text-body">
      <style:paragraph-properties fo:margin-top="0.423cm" fo:margin-bottom="0.212cm"/>
      <style:text-properties fo:font-size="18pt" fo:font-weight="bold"/>
    </style:style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2 (unix, gtk)</meta:generator>
    <dc:title>testtitle</dc:title>
    <dc:subject>testsubject</dc:subject>
    <dc:creator>testauthor</dc:creator>
    <meta:creation-date>2020-06-02T09:01:53.064315750</meta:creation-date>
    <dc:date>Thu Jun 25 09:54:48 2020
</dc:date>
  </office:meta>
</office:document-meta>
</file>